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203cm" draw:marker-start-width="0.61cm" draw:marker-start-center="true" draw:marker-end="Arrow" draw:marker-end-width="0.61cm" draw:marker-end-center="false" draw:textarea-horizontal-align="center" draw:textarea-vertical-align="middle" fo:padding-top="0.226cm" fo:padding-bottom="0.226cm" fo:padding-left="0.351cm" fo:padding-right="0.351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78cm" fo:min-width="0.767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85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85cm" fo:min-width="1.2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81cm" svg:height="1.52cm" svg:x="6.715cm" svg:y="2.02cm">
          <draw:text-box>
            <text:p text:style-name="P1"/>
          </draw:text-box>
        </draw:frame>
        <draw:frame draw:style-name="gr2" draw:text-style-name="P1" draw:id="id1" draw:layer="layout" svg:width="3.626cm" svg:height="0.963cm" svg:x="10.325cm" svg:y="1.635cm">
          <draw:text-box>
            <text:p text:style-name="P1">pyMeasure</text:p>
          </draw:text-box>
        </draw:frame>
        <draw:line draw:style-name="gr3" draw:text-style-name="P2" draw:id="id2" draw:layer="layout" svg:x1="1.635cm" svg:y1="4.175cm" svg:x2="22.59cm" svg:y2="4.175cm">
          <text:p text:style-name="P1"/>
        </draw:line>
        <draw:connector draw:style-name="gr4" draw:text-style-name="P2" draw:layer="layout" draw:type="line" svg:x1="12.138cm" svg:y1="2.598cm" svg:x2="12.112cm" svg:y2="4.175cm" draw:start-shape="id1" draw:start-glue-point="2" draw:end-shape="id2" draw:end-glue-point="0">
          <text:p text:style-name="P1"/>
        </draw:connector>
        <draw:frame draw:style-name="gr2" draw:text-style-name="P1" draw:layer="layout" svg:width="4.761cm" svg:height="0.963cm" svg:x="3.54cm" svg:y="6.08cm">
          <draw:text-box>
            <text:p text:style-name="P1">Documentation</text:p>
          </draw:text-box>
        </draw:frame>
        <draw:frame draw:style-name="gr2" draw:text-style-name="P1" draw:layer="layout" svg:width="2.013cm" svg:height="0.963cm" svg:x="8.92cm" svg:y="6.08cm">
          <draw:text-box>
            <text:p text:style-name="P1">Code</text:p>
          </draw:text-box>
        </draw:frame>
        <draw:frame draw:style-name="gr5" draw:text-style-name="P1" draw:layer="layout" svg:width="1.84cm" svg:height="0.963cm" svg:x="1.065cm" svg:y="6.08cm">
          <draw:text-box>
            <text:p text:style-name="P1">Data</text:p>
          </draw:text-box>
        </draw:frame>
        <draw:frame draw:style-name="gr2" draw:text-style-name="P1" draw:layer="layout" svg:width="3.817cm" svg:height="0.963cm" svg:x="12.253cm" svg:y="6.08cm">
          <draw:text-box>
            <text:p text:style-name="P1">Instruments</text:p>
          </draw:text-box>
        </draw:frame>
        <draw:frame draw:style-name="gr2" draw:text-style-name="P1" draw:layer="layout" svg:width="4.02cm" svg:height="0.963cm" svg:x="16.295cm" svg:y="6.08cm">
          <draw:text-box>
            <text:p text:style-name="P1">Experiments</text:p>
          </draw:text-box>
        </draw:frame>
        <draw:frame draw:style-name="gr2" draw:text-style-name="P1" draw:layer="layout" svg:width="3.427cm" svg:height="0.963cm" svg:x="2.653cm" svg:y="18.305cm">
          <draw:text-box>
            <text:p text:style-name="P1">FrontEnds</text:p>
          </draw:text-box>
        </draw:frame>
        <draw:frame draw:style-name="gr2" draw:text-style-name="P1" draw:layer="layout" svg:width="3.355cm" svg:height="0.963cm" svg:x="6.715cm" svg:y="18.305cm">
          <draw:text-box>
            <text:p text:style-name="P1">BackEnds</text:p>
          </draw:text-box>
        </draw:frame>
        <draw:frame draw:style-name="gr2" draw:text-style-name="P1" draw:layer="layout" svg:width="4.371cm" svg:height="0.963cm" svg:x="10.599cm" svg:y="18.305cm">
          <draw:text-box>
            <text:p text:style-name="P1">DataHandlers</text:p>
          </draw:text-box>
        </draw:frame>
        <draw:frame draw:style-name="gr6" draw:text-style-name="P1" draw:layer="layout" svg:width="1.806cm" svg:height="0.963cm" svg:x="15.704cm" svg:y="18.305cm">
          <draw:text-box>
            <text:p text:style-name="P1">Misc</text:p>
          </draw:text-box>
        </draw:frame>
        <draw:frame draw:style-name="gr2" draw:text-style-name="P1" draw:layer="layout" svg:width="4.693cm" svg:height="0.963cm" svg:x="3.122cm" svg:y="11.795cm">
          <draw:text-box>
            <text:p text:style-name="P1">Measurements</text:p>
          </draw:text-box>
        </draw:frame>
        <draw:frame draw:style-name="gr7" draw:text-style-name="P1" draw:layer="layout" svg:width="1.874cm" svg:height="0.963cm" svg:x="3.17cm" svg:y="13.272cm">
          <draw:text-box>
            <text:p text:style-name="P1">Logs</text:p>
          </draw:text-box>
        </draw:frame>
        <draw:frame draw:style-name="gr2" draw:text-style-name="P1" draw:layer="layout" svg:width="5.476cm" svg:height="0.963cm" svg:x="3.139cm" svg:y="10.29cm">
          <draw:text-box>
            <text:p text:style-name="P1">Instrument States</text:p>
          </draw:text-box>
        </draw:frame>
        <draw:frame draw:style-name="gr2" draw:text-style-name="P1" draw:layer="layout" svg:width="6.192cm" svg:height="0.963cm" svg:x="2.663cm" svg:y="8.357cm">
          <draw:text-box>
            <text:p text:style-name="P1">Raw Documentation</text:p>
          </draw:text-box>
        </draw:frame>
        <draw:line draw:style-name="gr8" draw:text-style-name="P2" draw:layer="layout" svg:x1="1.635cm" svg:y1="4.175cm" svg:x2="1.635cm" svg:y2="6.08cm">
          <text:p text:style-name="P1"/>
        </draw:line>
        <draw:line draw:style-name="gr8" draw:text-style-name="P2" draw:layer="layout" svg:x1="5.445cm" svg:y1="7.15cm" svg:x2="5.445cm" svg:y2="8.42cm">
          <text:p text:style-name="P1"/>
        </draw:line>
        <draw:line draw:style-name="gr8" draw:text-style-name="P2" draw:layer="layout" svg:x1="9.89cm" svg:y1="7.35cm" svg:x2="9.89cm" svg:y2="16.875cm">
          <text:p text:style-name="P1"/>
        </draw:line>
        <draw:line draw:style-name="gr3" draw:text-style-name="P2" draw:layer="layout" svg:x1="4.175cm" svg:y1="16.87cm" svg:x2="16.875cm" svg:y2="16.87cm">
          <text:p text:style-name="P1"/>
        </draw:line>
        <draw:line draw:style-name="gr8" draw:text-style-name="P2" draw:layer="layout" svg:x1="12.43cm" svg:y1="16.87cm" svg:x2="12.43cm" svg:y2="18.14cm">
          <text:p text:style-name="P1"/>
        </draw:line>
        <draw:line draw:style-name="gr8" draw:text-style-name="P2" draw:layer="layout" svg:x1="16.73cm" svg:y1="16.87cm" svg:x2="16.73cm" svg:y2="18.14cm">
          <text:p text:style-name="P1"/>
        </draw:line>
        <draw:line draw:style-name="gr8" draw:text-style-name="P2" draw:layer="layout" svg:x1="8.33cm" svg:y1="16.87cm" svg:x2="8.33cm" svg:y2="18.14cm">
          <text:p text:style-name="P1"/>
        </draw:line>
        <draw:line draw:style-name="gr8" draw:text-style-name="P2" draw:layer="layout" svg:x1="4.23cm" svg:y1="16.87cm" svg:x2="4.23cm" svg:y2="18.14cm">
          <text:p text:style-name="P1"/>
        </draw:line>
        <draw:line draw:style-name="gr3" draw:text-style-name="P2" draw:layer="layout" svg:x1="1.635cm" svg:y1="7.35cm" svg:x2="1.635cm" svg:y2="15.605cm">
          <text:p text:style-name="P1"/>
        </draw:line>
        <draw:line draw:style-name="gr8" draw:text-style-name="P2" draw:layer="layout" svg:x1="1.635cm" svg:y1="10.825cm" svg:x2="2.905cm" svg:y2="10.825cm">
          <text:p text:style-name="P1"/>
        </draw:line>
        <draw:line draw:style-name="gr8" draw:text-style-name="P2" draw:layer="layout" svg:x1="1.635cm" svg:y1="12.225cm" svg:x2="2.905cm" svg:y2="12.225cm">
          <text:p text:style-name="P1"/>
        </draw:line>
        <draw:line draw:style-name="gr8" draw:text-style-name="P2" draw:layer="layout" svg:x1="1.635cm" svg:y1="13.725cm" svg:x2="2.905cm" svg:y2="13.725cm">
          <text:p text:style-name="P1"/>
        </draw:line>
        <draw:line draw:style-name="gr8" draw:text-style-name="P2" draw:layer="layout" svg:x1="5.535cm" svg:y1="4.176cm" svg:x2="5.535cm" svg:y2="6.081cm">
          <text:p text:style-name="P1"/>
        </draw:line>
        <draw:line draw:style-name="gr8" draw:text-style-name="P2" draw:layer="layout" svg:x1="9.935cm" svg:y1="4.177cm" svg:x2="9.935cm" svg:y2="6.082cm">
          <text:p text:style-name="P1"/>
        </draw:line>
        <draw:line draw:style-name="gr8" draw:text-style-name="P2" draw:layer="layout" svg:x1="13.935cm" svg:y1="4.178cm" svg:x2="13.935cm" svg:y2="6.083cm">
          <text:p text:style-name="P1"/>
        </draw:line>
        <draw:line draw:style-name="gr8" draw:text-style-name="P2" draw:layer="layout" svg:x1="18.235cm" svg:y1="4.179cm" svg:x2="18.235cm" svg:y2="6.084cm">
          <text:p text:style-name="P1"/>
        </draw:line>
        <draw:frame draw:style-name="gr2" draw:text-style-name="P1" draw:layer="layout" svg:width="2.792cm" svg:height="0.963cm" svg:x="21.185cm" svg:y="6.08cm">
          <draw:text-box>
            <text:p text:style-name="P1">Settings</text:p>
          </draw:text-box>
        </draw:frame>
        <draw:line draw:style-name="gr8" draw:text-style-name="P2" draw:layer="layout" svg:x1="22.535cm" svg:y1="4.18cm" svg:x2="22.535cm" svg:y2="6.085cm">
          <text:p text:style-name="P1"/>
        </draw:line>
        <draw:line draw:style-name="gr8" draw:text-style-name="P2" draw:layer="layout" svg:x1="1.635cm" svg:y1="15.605cm" svg:x2="2.905cm" svg:y2="15.605cm">
          <text:p text:style-name="P1"/>
        </draw:line>
        <draw:frame draw:style-name="gr9" draw:text-style-name="P1" draw:layer="layout" svg:width="2.72cm" svg:height="0.963cm" svg:x="3.07cm" svg:y="15.173cm">
          <draw:text-box>
            <text:p text:style-name="P1">Repor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5T18:17:16</meta:creation-date>
    <dc:date>2009-09-25T13:21:11</dc:date>
    <meta:editing-cycles>4</meta:editing-cycles>
    <meta:editing-duration>P5DT20H0M6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